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514cm" svg:height="17.339cm" svg:x="2.986cm" svg:y="2.113cm">
          <draw:text-box>
            <text:p>第五章： 一元一次方程</text:p>
            <text:p/>
            <text:p/>
            <text:p>1. 方程</text:p>
            <text:p/>
            <text:p><text:tab/>含有未知数的表示量相等的等式称为<text:span text:style-name="T1">方程</text:span>。</text:p>
            <text:p/>
            <text:p><text:tab/>12x + 7 = 91</text:p>
            <text:p/>
            <text:p><text:tab/>只含有一个未知数，而且方程中的代数式都是整式，未知数的次数都是1，这样的方程叫作一元一次方程。</text:p>
            <text:p/>
            <text:p><text:tab/>使方程左右两边的值相等的未知数的值，叫作方程的解。</text:p>
            <text:p/>
            <text:p>2. 解方程</text:p>
            <text:p/>
            <text:p><text:tab/>等式的基本性质：等式两边都加或减同一个代数式，结果仍是等式。 等式两边同乘同一个数或除以同一个数（不为0），结果仍是等式。</text:p>
            <text:p/>
            <text:p><text:tab/>去分母，去括号，移项，合并同类项，未知数系数化为1</text:p>
            <text:p/>
            <text:p>3. 应用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M18S</meta:editing-duration>
    <meta:editing-cycles>8</meta:editing-cycles>
    <meta:generator>OpenOffice/4.1.15$Win32 OpenOffice.org_project/4115m2$Build-9813</meta:generator>
    <dc:date>2025-11-21T17:23:37.19</dc:date>
    <meta:document-statistic meta:object-count="24"/>
  </office:meta>
</office:document-meta>
</file>